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nl" fo:country="NL" officeooo:rsid="0014b272" officeooo:paragraph-rsid="0014b272"/>
    </style:style>
    <style:style style:name="P2" style:family="paragraph" style:parent-style-name="Standard">
      <style:text-properties fo:language="nl" fo:country="NL" officeooo:rsid="00167b04" officeooo:paragraph-rsid="00167b04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67b04"/>
    </style:style>
    <style:style style:name="T4" style:family="text">
      <style:text-properties style:text-position="0% 100%" officeooo:rsid="00179a54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ct1" text:anchor-type="as-char" svg:y="-0.388cm" svg:width="2.782cm" svg:height="0.543cm" draw:z-index="0"><draw:object xlink:href="./Object 1" xlink:type="simple" xlink:show="embed" xlink:actuate="onLoad"/><draw:image xlink:href="./ObjectReplacements/Object 1" xlink:type="simple" xlink:show="embed" xlink:actuate="onLoad"/></draw:frame><text:s/>want de output is 1 als exact één input 1 is of als alle inputs 1 zijn. Als je de c<text:span text:style-name="T1">input </text:span><text:span text:style-name="T2">mee in een grote </text:span><text:span text:style-name="T3">XOR zet zou het geval dat alle inputs 1 zijn niet correct zijn en heb je nog 2 logische poorten nodig (een AND en een OR) om dit geval mee op te lossen. Dit is dus efficiënter.</text:span></text:p>
      <text:p text:style-name="P1"><text:span text:style-name="T3"/></text:p>
      <text:p text:style-name="P2"><text:span text:style-name="T2"><draw:frame draw:style-name="fr1" draw:name="Object2" text:anchor-type="as-char" svg:y="-0.388cm" svg:width="5.223cm" svg:height="0.543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<text:s/>want de carry-out is 1 als 2 of 3 van de inputs 1 zijn, dus, a AND b of a AND c</text:span><text:span text:style-name="T1">input </text:span><text:span text:style-name="T2"><text:s/>of b AND c</text:span><text:span text:style-name="T1">input</text:span><text:span text:style-name="T2"> de laatste 2 kunnen we anders schrijven als c</text:span><text:span text:style-name="T1">input </text:span><text:span text:style-name="T2">AND ( a XOR b) omdat we deze al gebruikt hebben bij de som is dit efficiënte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2:40:23.521598103</meta:creation-date>
    <dc:date>2024-10-07T13:08:28.041851639</dc:date>
    <meta:editing-duration>PT4M55S</meta:editing-duration>
    <meta:editing-cycles>1</meta:editing-cycles>
    <meta:document-statistic meta:table-count="0" meta:image-count="0" meta:object-count="2" meta:page-count="1" meta:paragraph-count="2" meta:word-count="114" meta:character-count="515" meta:non-whitespace-character-count="400"/>
    <meta:generator>LibreOffice/24.2.6.2$Linux_X86_64 LibreOffice_project/420$Build-2</meta:generator>
  </office:meta>
</office:document-meta>
</file>

<file path=Object 1/content.xml><?xml version="1.0" encoding="utf-8"?>
<math xmlns="http://www.w3.org/1998/Math/MathML" display="block">
  <semantics>
    <mrow>
      <mi>s</mi>
      <mo stretchy="false">=</mo>
      <mrow>
        <mrow>
          <mo fence="true" form="prefix" stretchy="false">(</mo>
          <mrow>
            <mrow>
              <mi>a</mi>
              <mo stretchy="false">⊕</mo>
              <mi>b</mi>
            </mrow>
          </mrow>
          <mo fence="true" form="postfix" stretchy="false">)</mo>
        </mrow>
        <mo stretchy="false">⊕</mo>
        <msub>
          <mi>c</mi>
          <mi mathvariant="italic">input</mi>
        </msub>
      </mrow>
    </mrow>
    <annotation encoding="StarMath 5.0">s = (a oplus b) oplus c sub input </annotation>
  </semantics>
</math>
</file>

<file path=Object 2/content.xml><?xml version="1.0" encoding="utf-8"?>
<math xmlns="http://www.w3.org/1998/Math/MathML" display="block">
  <semantics>
    <mrow>
      <msub>
        <mi>c</mi>
        <mi mathvariant="italic">output</mi>
      </msub>
      <mo stretchy="false">=</mo>
      <mrow>
        <mrow>
          <mo fence="true" form="prefix" stretchy="false">(</mo>
          <mrow>
            <mrow>
              <mi>a</mi>
              <mi>×</mi>
              <mi>b</mi>
            </mrow>
          </mrow>
          <mo fence="true" form="postfix" stretchy="false">)</mo>
        </mrow>
        <mo stretchy="false">+</mo>
        <mrow>
          <mo fence="true" form="prefix" stretchy="false">(</mo>
          <mrow>
            <mrow>
              <msub>
                <mi>c</mi>
                <mi mathvariant="italic">input</mi>
              </msub>
              <mi>×</mi>
              <mrow>
                <mo fence="true" form="prefix" stretchy="false">(</mo>
                <mrow>
                  <mrow>
                    <mi>a</mi>
                    <mo stretchy="false">⊕</mo>
                    <mi>b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</mrow>
    <annotation encoding="StarMath 5.0">c sub output = (a × b) + (c sub input×(a oplus b))</annotation>
  </semantics>
</math>
</file>